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25-01-08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7572" calcext:value-type="float">
            <text:p>11.47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24-02-06 19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22608" calcext:value-type="float">
            <text:p>11.72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23-02-22 16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87912" calcext:value-type="float">
            <text:p>11.48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21-12-02 14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6048" calcext:value-type="float">
            <text:p>11.4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20-12-14 14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17224" calcext:value-type="float">
            <text:p>11.31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9-12-13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65408" calcext:value-type="float">
            <text:p>11.26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9-02-07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78184" calcext:value-type="float">
            <text:p>11.37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8-01-10 15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2296" calcext:value-type="float">
            <text:p>11.5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7-01-04 15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3856" calcext:value-type="float">
            <text:p>11.3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6-01-27 16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3592" calcext:value-type="float">
            <text:p>11.213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5-02-05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0376" calcext:value-type="float">
            <text:p>11.39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3-12-12 15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3-01-30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79352" calcext:value-type="float">
            <text:p>11.57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1-12-09 19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9096" calcext:value-type="float">
            <text:p>11.4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0-12-22 13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18392" calcext:value-type="float">
            <text:p>11.51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10-01-13 16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8-12-18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2232" calcext:value-type="float">
            <text:p>11.76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8-01-24 16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07952" calcext:value-type="float">
            <text:p>11.80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6-12-21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8532" calcext:value-type="float">
            <text:p>12.08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5-12-21 16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5-01-05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4-01-13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6444" calcext:value-type="float">
            <text:p>12.66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3-01-06 19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0848" calcext:value-type="float">
            <text:p>12.88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2-01-10 14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1-01-24 15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2000-01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9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83512" calcext:value-type="float">
            <text:p>14.383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8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83056" calcext:value-type="float">
            <text:p>13.78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6-01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5-01-1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73528" calcext:value-type="float">
            <text:p>15.27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3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11728" calcext:value-type="float">
            <text:p>16.11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2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6108" calcext:value-type="float">
            <text:p>16.26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1-01-1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78856" calcext:value-type="float">
            <text:p>18.278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90-01-1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9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6328" calcext:value-type="float">
            <text:p>18.62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8-01-2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7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64784" calcext:value-type="float">
            <text:p>18.46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6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5-0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54944" calcext:value-type="float">
            <text:p>23.55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4-01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34192" calcext:value-type="float">
            <text:p>23.63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3-10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6292" calcext:value-type="float">
            <text:p>23.36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3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2-10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2-02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1-09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1-07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7408" calcext:value-type="float">
            <text:p>38.6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1-01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0-10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49712" calcext:value-type="float">
            <text:p>48.74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80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02312" calcext:value-type="float">
            <text:p>50.50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9-10-1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4548" calcext:value-type="float">
            <text:p>43.8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9-03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92568" calcext:value-type="float">
            <text:p>45.69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8-06-0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624" calcext:value-type="float">
            <text:p>39.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8-01-1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48" calcext:value-type="float">
            <text:p>38.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7-12-0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7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336" calcext:value-type="float">
            <text:p>40.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7-02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6-11-0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6-09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6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5-11-0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5-04-0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4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968" calcext:value-type="float">
            <text:p>50.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3-04-1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3668" calcext:value-type="float">
            <text:p>49.63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2-01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1-05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26992" calcext:value-type="float">
            <text:p>42.2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70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67-11-13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53768" calcext:value-type="float">
            <text:p>40.05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63-05-0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79304" calcext:value-type="float">
            <text:p>35.57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62-1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8808" calcext:value-type="float">
            <text:p>34.65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92314094563001</text:p>
          </table:table-cell>
          <table:table-cell office:value-type="string" calcext:value-type="string">
            <text:p>1955-09-0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91" meta:object-count="0"/>
    <meta:user-defined meta:name="AppVersion">3.0</meta:user-defined>
  </office:meta>
</office:document-meta>
</file>